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Head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Parnell</text:p>
      <text:p text:style-name="P1">Professor James</text:p>
      <text:p text:style-name="P1">English 98</text:p>
      <text:p text:style-name="P1">16 September 2014</text:p>
      <text:p text:style-name="P3">End Of The Citrine Glow</text:p>
      <text:p text:style-name="P1"><text:tab/>The cities citrine glow flooded in, as the blinds gracefully folded open,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cycling cooling vents. Across the room, a smart thermostat light up blue, rapidly flowing through digits, showing the temperature setting shifting lower and lower, then gracefully, it falls dark again. A few moments later the rooms ambient wind chime sound-scape began to quiet as the dim glow of a digital wall clock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and other greedy corporations, this bill will officially stop them in their tracks, and allow our economic <text:soft-page-break/>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stiffened up into a more militarily trained stance, responding in a concerned, an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militarily, what's the level of intensity?” Darren folded his arms, as if to state he was at ease, and following instruction, yet still rigid, “Level C. Do you need time to pack your bags?” Amelia quickly responded by walking to her closet, “No, already packed, I always expect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Ignoring him, Amelia quickly removed a small leather black briefcase as the drawer already hummed with servo motors retracting the drawer back into the wall automatically. Amelia, noticing Darren was staring awkwardly at her black briefcase, responded, “Black is my favorite color,” as she headed out of the bedroom towards her apartments exit.</text:p>
      <text:p text:style-name="P1"><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text:soft-page-break/>raced towards the helicopter keeping their heads low from the helicopter blades, as a man in a tan suit within the helicopter was waving them to rush.</text:p>
      <text:p text:style-name="P1"><text:tab/>Before they could even seat themselves properly, the helicopter was already throttling up to escape the earths gravity holding them to the ComTech apartment tower. Amelia hardly had her seat buckled before the man in the tan suit, John, turns to face Amelia from the front seat in frustration and explained,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What happened John?” Amelia asked, worried. “Just tell me first that you have the briefcase. Does it contain the updated IP?” John asked calming slightly. She snapped back in a quick confirmation, “Yes.” John took a calming deep breath, “HR1492 passed... The American people do not have faith in the Free Market system anymore, they do not believe...” John paused. “The US government is confiscating all the servers at our co-location centers, there looking for Intellectual Property (IP), there looking to take our patents, our designs, our entire IP profile to be given to the smaller, more competitive 3D printing industry.” John awaited Amelia's reply. She responded with a worrying tone, “Our IP on all servers are encrypted correct? Do we have an evasion plan? We were supposed to have time to respond! How can they even do this without a warrant?” John paused again, glanced away for a moment as the helicopter was nearing a small private airport, it's black landing strips stretching out in the distance, “I setup a meeting in New York, our Hong Kong investors will be waiting for us there, we have 12 hours to find a solution. We have 12 hours to do something, 12 hours to have the base of operations transferred to Hong Kong, as we can date that transfer on paper as if it was filed before the bills passage, they thought they could catch us off guard.”</text:p>
      <text:p text:style-name="P1"><text:tab/>Amelia knew she had some good friends in high places that she never knew about, she arrived at the Goldman Sachs tower earlier than scheduled. Her feet were cold, she knew if anyone could do <text:soft-page-break/>anything, it would be the rich and powerful, but within her, she knew they would have to make a profit out of the deal. Amelia froze standing in the entrance of the upper floor. John, noticing a sense of confusion questioned her strength, “You have come this far, you will do what is necessary will you not?” Amelia answered in a whisper, “If I move the operations to Hong Kong, the US will have no authority over ComTech, I can market the Photon Condenser, and completely revolutionize the way all products are manufactured, every man woman and child that owns one, would never live in hunger when all food could be generated from a simple chord plugged into a wall socket. But if I do move, billions of dollars of tax money that ComTech provides to the city, will be lost. ComTech provides all of the wealth for Detroit, single handedly. You want to provide a second economic collapse in that city? Do you think these people deserve this kind of treatment? I do not harm the weak.” John took a deep breath standing up straighter, feeling stiff and knowledgeable in his ways, “You can't stop innovation, the city is dead. ComTech cannot support Detroit without innovation, you cannot carry a dead weight forever, somebody down the line will make something revolutionary again, and the same thing will start all over. Amelia, it's not your fault, it's them, they don't want to compete, they don't want to rent your patents, they want to steal it, now stop this cycle before it begins, tell the world that you wish to advance man kind, whether or not they think its good for them.” Amelia tugged on her sleeves, pulling the wrinkles out them. She stood up straighter, took a few steps forward and turned back, “Thanks John, at least now I know what I must do.”</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rnell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9:20:16</dc:date>
    <dc:creator>trillobite </dc:creator>
    <meta:editing-duration>PT6H27M12S</meta:editing-duration>
    <meta:editing-cycles>25</meta:editing-cycles>
    <meta:generator>LibreOffice/3.5$Linux_X86_64 LibreOffice_project/350m1$Build-2</meta:generator>
    <meta:document-statistic meta:table-count="0" meta:image-count="0" meta:object-count="0" meta:page-count="4" meta:paragraph-count="13" meta:word-count="1463" meta:character-count="8493" meta:non-whitespace-character-count="7035"/>
  </office:meta>
</office:document-meta>
</file>